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cd5" officeooo:paragraph-rsid="0010552b"/>
    </style:style>
    <style:style style:name="P2" style:family="paragraph" style:parent-style-name="Standard">
      <style:text-properties officeooo:rsid="00154cd5" officeooo:paragraph-rsid="004b4bf7"/>
    </style:style>
    <style:style style:name="P3" style:family="paragraph" style:parent-style-name="Standard">
      <style:text-properties officeooo:rsid="001aafb0" officeooo:paragraph-rsid="001aafb0"/>
    </style:style>
    <style:style style:name="P4" style:family="paragraph" style:parent-style-name="Standard">
      <style:text-properties officeooo:rsid="001ce0ae" officeooo:paragraph-rsid="001ce0ae"/>
    </style:style>
    <style:style style:name="P5" style:family="paragraph" style:parent-style-name="Standard">
      <style:text-properties officeooo:rsid="0023ea9c" officeooo:paragraph-rsid="0023ea9c"/>
    </style:style>
    <style:style style:name="P6" style:family="paragraph" style:parent-style-name="Standard">
      <style:text-properties officeooo:rsid="0027f498" officeooo:paragraph-rsid="0027f498"/>
    </style:style>
    <style:style style:name="P7" style:family="paragraph" style:parent-style-name="Standard">
      <style:text-properties officeooo:rsid="0027f498" officeooo:paragraph-rsid="00343f97"/>
    </style:style>
    <style:style style:name="P8" style:family="paragraph" style:parent-style-name="Standard">
      <style:text-properties officeooo:rsid="0027f498" officeooo:paragraph-rsid="0042114a"/>
    </style:style>
    <style:style style:name="P9" style:family="paragraph" style:parent-style-name="Standard">
      <style:text-properties officeooo:rsid="0027f498" officeooo:paragraph-rsid="004b4bf7"/>
    </style:style>
    <style:style style:name="P10" style:family="paragraph" style:parent-style-name="Standard">
      <style:text-properties officeooo:rsid="0027f498" officeooo:paragraph-rsid="004ed2b8"/>
    </style:style>
    <style:style style:name="P11" style:family="paragraph" style:parent-style-name="Standard">
      <style:text-properties officeooo:rsid="0027f498" officeooo:paragraph-rsid="004f909c"/>
    </style:style>
    <style:style style:name="P12" style:family="paragraph" style:parent-style-name="Standard">
      <style:text-properties officeooo:rsid="003083e7" officeooo:paragraph-rsid="003083e7"/>
    </style:style>
    <style:style style:name="P13" style:family="paragraph" style:parent-style-name="Standard">
      <style:text-properties officeooo:rsid="0042114a" officeooo:paragraph-rsid="0042114a"/>
    </style:style>
    <style:style style:name="P14" style:family="paragraph" style:parent-style-name="Standard">
      <style:text-properties officeooo:rsid="0042114a" officeooo:paragraph-rsid="004ed2b8"/>
    </style:style>
    <style:style style:name="P15" style:family="paragraph" style:parent-style-name="Standard">
      <style:text-properties officeooo:rsid="0047107a" officeooo:paragraph-rsid="0047107a"/>
    </style:style>
    <style:style style:name="P16" style:family="paragraph" style:parent-style-name="Standard">
      <style:text-properties officeooo:rsid="00290eb9" officeooo:paragraph-rsid="001ce0ae"/>
    </style:style>
    <style:style style:name="P17" style:family="paragraph" style:parent-style-name="Standard">
      <style:text-properties officeooo:rsid="0048fd40" officeooo:paragraph-rsid="0048fd40"/>
    </style:style>
    <style:style style:name="P18" style:family="paragraph" style:parent-style-name="Standard">
      <style:text-properties officeooo:rsid="00325d72" officeooo:paragraph-rsid="0010552b"/>
    </style:style>
    <style:style style:name="P19" style:family="paragraph" style:parent-style-name="Standard">
      <style:text-properties officeooo:rsid="0017bee7" officeooo:paragraph-rsid="0010552b"/>
    </style:style>
    <style:style style:name="P20" style:family="paragraph" style:parent-style-name="Standard">
      <style:text-properties officeooo:rsid="005026b4" officeooo:paragraph-rsid="005026b4"/>
    </style:style>
    <style:style style:name="P21" style:family="paragraph" style:parent-style-name="Standard">
      <style:text-properties officeooo:rsid="0050975a" officeooo:paragraph-rsid="0050975a"/>
    </style:style>
    <style:style style:name="P22" style:family="paragraph" style:parent-style-name="Standard">
      <style:text-properties officeooo:rsid="00510f9b" officeooo:paragraph-rsid="00510f9b"/>
    </style:style>
    <style:style style:name="P23" style:family="paragraph" style:parent-style-name="Standard">
      <style:text-properties officeooo:rsid="005255f3" officeooo:paragraph-rsid="005255f3"/>
    </style:style>
    <style:style style:name="P24" style:family="paragraph" style:parent-style-name="Standard">
      <style:text-properties officeooo:rsid="005255f3" officeooo:paragraph-rsid="00701e21"/>
    </style:style>
    <style:style style:name="P25" style:family="paragraph" style:parent-style-name="Standard">
      <style:text-properties officeooo:rsid="005dd5fd" officeooo:paragraph-rsid="005dd5fd"/>
    </style:style>
    <style:style style:name="P26" style:family="paragraph" style:parent-style-name="Standard">
      <style:text-properties officeooo:rsid="005eb269" officeooo:paragraph-rsid="005eb269"/>
    </style:style>
    <style:style style:name="P27" style:family="paragraph" style:parent-style-name="Standard">
      <style:text-properties officeooo:rsid="005eb269" officeooo:paragraph-rsid="00622a12"/>
    </style:style>
    <style:style style:name="P28" style:family="paragraph" style:parent-style-name="Standard">
      <style:text-properties officeooo:rsid="005eb269" officeooo:paragraph-rsid="006308bd"/>
    </style:style>
    <style:style style:name="P29" style:family="paragraph" style:parent-style-name="Standard">
      <style:text-properties officeooo:rsid="00636082" officeooo:paragraph-rsid="00636082"/>
    </style:style>
    <style:style style:name="P30" style:family="paragraph" style:parent-style-name="Standard">
      <style:text-properties officeooo:rsid="0064cef4" officeooo:paragraph-rsid="0064cef4"/>
    </style:style>
    <style:style style:name="P31" style:family="paragraph" style:parent-style-name="Standard">
      <style:text-properties officeooo:rsid="0065245c" officeooo:paragraph-rsid="0065245c"/>
    </style:style>
    <style:style style:name="P32" style:family="paragraph" style:parent-style-name="Standard">
      <style:text-properties officeooo:rsid="0068a4d2" officeooo:paragraph-rsid="0068a4d2"/>
    </style:style>
    <style:style style:name="P33" style:family="paragraph" style:parent-style-name="Standard">
      <style:text-properties style:text-underline-style="solid" style:text-underline-width="auto" style:text-underline-color="font-color" officeooo:rsid="001e1b38" officeooo:paragraph-rsid="001e1b38"/>
    </style:style>
    <style:style style:name="P34" style:family="paragraph" style:parent-style-name="Standard">
      <style:text-properties style:text-underline-style="none" officeooo:rsid="001e1b38" officeooo:paragraph-rsid="001e1b38"/>
    </style:style>
    <style:style style:name="P35" style:family="paragraph" style:parent-style-name="Standard">
      <style:text-properties style:text-underline-style="none" officeooo:rsid="0068a4d2" officeooo:paragraph-rsid="0068a4d2"/>
    </style:style>
    <style:style style:name="P36" style:family="paragraph" style:parent-style-name="Standard">
      <style:text-properties officeooo:rsid="005dd5fd" officeooo:paragraph-rsid="00709635"/>
    </style:style>
    <style:style style:name="T1" style:family="text">
      <style:text-properties officeooo:rsid="00309090"/>
    </style:style>
    <style:style style:name="T2" style:family="text">
      <style:text-properties officeooo:rsid="0024dd77"/>
    </style:style>
    <style:style style:name="T3" style:family="text">
      <style:text-properties officeooo:rsid="002e2b34"/>
    </style:style>
    <style:style style:name="T4" style:family="text">
      <style:text-properties officeooo:rsid="002f1e15"/>
    </style:style>
    <style:style style:name="T5" style:family="text">
      <style:text-properties officeooo:rsid="00311ff1"/>
    </style:style>
    <style:style style:name="T6" style:family="text">
      <style:text-properties officeooo:rsid="00343f97"/>
    </style:style>
    <style:style style:name="T7" style:family="text">
      <style:text-properties officeooo:rsid="00410222"/>
    </style:style>
    <style:style style:name="T8" style:family="text">
      <style:text-properties officeooo:rsid="0042114a"/>
    </style:style>
    <style:style style:name="T9" style:family="text">
      <style:text-properties officeooo:rsid="00445168"/>
    </style:style>
    <style:style style:name="T10" style:family="text">
      <style:text-properties officeooo:rsid="004b4bf7"/>
    </style:style>
    <style:style style:name="T11" style:family="text">
      <style:text-properties officeooo:rsid="004ed2b8"/>
    </style:style>
    <style:style style:name="T12" style:family="text">
      <style:text-properties officeooo:rsid="004f909c"/>
    </style:style>
    <style:style style:name="T13" style:family="text">
      <style:text-properties officeooo:rsid="004f93f1"/>
    </style:style>
    <style:style style:name="T14" style:family="text">
      <style:text-properties officeooo:rsid="005026b4"/>
    </style:style>
    <style:style style:name="T15" style:family="text">
      <style:text-properties officeooo:rsid="0050579b"/>
    </style:style>
    <style:style style:name="T16" style:family="text">
      <style:text-properties officeooo:rsid="00530dd7"/>
    </style:style>
    <style:style style:name="T17" style:family="text">
      <style:text-properties officeooo:rsid="00546d96"/>
    </style:style>
    <style:style style:name="T18" style:family="text">
      <style:text-properties officeooo:rsid="00571cda"/>
    </style:style>
    <style:style style:name="T19" style:family="text">
      <style:text-properties officeooo:rsid="00636082"/>
    </style:style>
    <style:style style:name="T20" style:family="text">
      <style:text-properties officeooo:rsid="0064cef4"/>
    </style:style>
    <style:style style:name="T21" style:family="text">
      <style:text-properties officeooo:rsid="0066ce5f"/>
    </style:style>
    <style:style style:name="T22" style:family="text">
      <style:text-properties officeooo:rsid="0068a4d2"/>
    </style:style>
    <style:style style:name="T23" style:family="text">
      <style:text-properties officeooo:rsid="00695543"/>
    </style:style>
    <style:style style:name="T24" style:family="text">
      <style:text-properties officeooo:rsid="006f35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22">RAW MATERIALS</text:span> ORDER OF OPERATIONS:</text:p>
      <text:p text:style-name="P34">"<text:span text:style-name="T24">Raw Materials Inventory Sheet" Q View Sheet</text:span></text:p>
      <text:p text:style-name="P34">"<text:span text:style-name="T24">qRawMaterials" QUERY</text:span></text:p>
      <text:p text:style-name="P34">"<text:span text:style-name="T22">qRMCpU" QUERY</text:span></text:p>
      <text:p text:style-name="P35">"qRMCr" QUERY</text:p>
      <text:p text:style-name="P34">"<text:span text:style-name="T22">qRMDr" QUERY</text:span></text:p>
      <text:p text:style-name="P34">"<text:span text:style-name="T22">qRMOut" QUERY</text:span></text:p>
      <text:p text:style-name="P34">"<text:span text:style-name="T22">qRMIn" QUERY</text:span></text:p>
      <text:p text:style-name="P34">"<text:span text:style-name="T22">RMOut" TABLE</text:span></text:p>
      <text:p text:style-name="P34">"<text:span text:style-name="T22">RMIn" TABLE</text:span></text:p>
      <text:p text:style-name="P32">"Raw Materials" TABLE (Primary Keys)</text:p>
      <text:p text:style-name="P1">;</text:p>
      <text:p text:style-name="P1"/>
      <text:p text:style-name="P1">create table "Raw Materials" (</text:p>
      <text:p text:style-name="P2">"<text:span text:style-name="T10">PID" </text:span>integer generated by default as identity (start with <text:span text:style-name="T18">13101</text:span>) not null primary key,</text:p>
      <text:p text:style-name="P1">"<text:span text:style-name="T3">QR Code" longvarbinary,</text:span></text:p>
      <text:p text:style-name="P1">"<text:span text:style-name="T1">Barcode" longvarbinary,</text:span></text:p>
      <text:p text:style-name="P1">"SN ID" integer,</text:p>
      <text:p text:style-name="P1">"<text:span text:style-name="T2">SKU ID" integer,</text:span></text:p>
      <text:p text:style-name="P1">"Category" varchar (25),</text:p>
      <text:p text:style-name="P1">"<text:span text:style-name="T5">Description" varchar (25),</text:span></text:p>
      <text:p text:style-name="P1">"Outer Diameter (mm)" <text:span text:style-name="T1">varchar (25),</text:span></text:p>
      <text:p text:style-name="P1">"Wall Thickness (mm)" <text:span text:style-name="T1">varchar (25),</text:span></text:p>
      <text:p text:style-name="P1">"Inner Diameter (mm)" <text:span text:style-name="T1">varchar (25),</text:span></text:p>
      <text:p text:style-name="P5">"Debit" decimal (10, 2),</text:p>
      <text:p text:style-name="P5">"Credit" decimal (10, 2),</text:p>
      <text:p text:style-name="P1">"<text:span text:style-name="T1">Inches</text:span> per Unit" <text:span text:style-name="T1">decimal (10, 2),</text:span></text:p>
      <text:p text:style-name="P1">"Pcs. per Cs." <text:span text:style-name="T1">decimal (10, 2)</text:span>,</text:p>
      <text:p text:style-name="P1">"<text:span text:style-name="T1">Inches</text:span> per Pc." <text:span text:style-name="T1">decimal (10, 2),</text:span></text:p>
      <text:p text:style-name="P1">"Case Weight (lbs.)" <text:span text:style-name="T1">decimal (10, 2)</text:span>,</text:p>
      <text:p text:style-name="P1">"Approx. Pc. Wt. (lbs.)" decimal (10, <text:span text:style-name="T1">2</text:span>),</text:p>
      <text:p text:style-name="P1">"Weight (lbs.)" decimal (10, 2),</text:p>
      <text:p text:style-name="P1">"Width (mm)" <text:span text:style-name="T1">decimal (10, 2)</text:span>,</text:p>
      <text:p text:style-name="P1">"Length (in.)" <text:span text:style-name="T1">decimal (10, 2)</text:span>,</text:p>
      <text:p text:style-name="P1">"Height (in.)" <text:span text:style-name="T1">decimal (10, 2)</text:span>,</text:p>
      <text:p text:style-name="P1">"Cut Type" varchar (25),</text:p>
      <text:p text:style-name="P1">"Design" varchar (25),</text:p>
      <text:p text:style-name="P1">"Quality" varchar (25)</text:p>
      <text:p text:style-name="P19">) ;</text:p>
      <text:p text:style-name="P18"/>
      <text:p text:style-name="P6">create table "<text:span text:style-name="T11">RMIn</text:span>" (</text:p>
      <text:p text:style-name="P9">"<text:span text:style-name="T4">P</text:span>ID" integer <text:span text:style-name="T7">generated by default as identity (start with 0) not null primary key</text:span>,</text:p>
      <text:p text:style-name="P9">"<text:span text:style-name="T15">RMID" integer,</text:span></text:p>
      <text:p text:style-name="P7">"<text:span text:style-name="T8">Timestamp" timestamp default current_timestamp,</text:span></text:p>
      <text:p text:style-name="P12">"QR Code" longvarbinary,</text:p>
      <text:p text:style-name="P12">"Barcode" longvarbinary,</text:p>
      <text:p text:style-name="P12">"Category" varchar (25),</text:p>
      <text:p text:style-name="P6">"SN ID" integer,</text:p>
      <text:p text:style-name="P12">"Description" varchar (25),</text:p>
      <text:p text:style-name="P6">"Invoice ID" varchar (25),</text:p>
      <text:p text:style-name="P6">"Purchase Date" date,</text:p>
      <text:p text:style-name="P6">"Debit" decimal (10, 2),</text:p>
      <text:p text:style-name="P6"><text:soft-page-break/>"Credit" decimal (10, 2),</text:p>
      <text:p text:style-name="P6">"Pcs. IN" decimal (10, 2)</text:p>
      <text:p text:style-name="P21">) ;</text:p>
      <text:p text:style-name="P6">constraint FK_C<text:span text:style-name="T8">I</text:span>_<text:span text:style-name="T8">QR</text:span> foreign key ("<text:span text:style-name="T6">QR Code</text:span>") references "<text:span text:style-name="T11">Raw Materials</text:span>" ("<text:span text:style-name="T6">QR Code</text:span>")</text:p>
      <text:p text:style-name="P10">constraint FK_C<text:span text:style-name="T8">I</text:span>_<text:span text:style-name="T8">BC</text:span> foreign key ("<text:span text:style-name="T6">Barcode</text:span>") references "<text:span text:style-name="T11">Raw Materials</text:span>" ("<text:span text:style-name="T6">Barcode</text:span>")</text:p>
      <text:p text:style-name="P11">constraint FK_C<text:span text:style-name="T8">I</text:span>_SN foreign key ("<text:span text:style-name="T15">RMID</text:span>") references "<text:span text:style-name="T11">Raw Materials</text:span>" ("<text:span text:style-name="T12">PID</text:span>")</text:p>
      <text:p text:style-name="P6">) ;</text:p>
      <text:p text:style-name="P6"/>
      <text:p text:style-name="P13">create table "<text:span text:style-name="T11">RM</text:span>Out" (</text:p>
      <text:p text:style-name="P13">"PID" integer generated by default as identity (start with 0) not null primary key,</text:p>
      <text:p text:style-name="P13">"<text:span text:style-name="T15">RMID" integer,</text:span></text:p>
      <text:p text:style-name="P13">"<text:span text:style-name="T18">TimeStamp" timestamp default current_timestamp,</text:span></text:p>
      <text:p text:style-name="P13">"QR Code" longvarbinary,</text:p>
      <text:p text:style-name="P13">"Barcode" longvarbinary,</text:p>
      <text:p text:style-name="P13">"<text:span text:style-name="T14">SN</text:span> ID" integer,</text:p>
      <text:p text:style-name="P13">"<text:span text:style-name="T17">Description" varchar (25),</text:span></text:p>
      <text:p text:style-name="P8">"Finished Goods" decimal (10, 2),</text:p>
      <text:p text:style-name="P8">"Waste" decimal (10, 2),</text:p>
      <text:p text:style-name="P8">"R &amp; D" decimal (10, 2)</text:p>
      <text:p text:style-name="P21">) ;</text:p>
      <text:p text:style-name="P14">constraint FK_<text:span text:style-name="T23">RM</text:span>_QR foreign key ("QR Code") references "<text:span text:style-name="T11">Raw Materials</text:span>" ("QR Code")</text:p>
      <text:p text:style-name="P14">constraint FK_<text:span text:style-name="T23">RM</text:span>_BC foreign key ("Barcode") references "<text:span text:style-name="T11">Raw Materials</text:span>" ("Barcode")</text:p>
      <text:p text:style-name="P14">constraint FK_<text:span text:style-name="T23">RM</text:span>_SKU foreign key ("<text:span text:style-name="T15">RM</text:span>ID") references "<text:span text:style-name="T11">Raw Materials</text:span>" ("<text:span text:style-name="T12">P</text:span>ID")</text:p>
      <text:p text:style-name="P13"><text:span text:style-name="T9">) </text:span>;</text:p>
      <text:p text:style-name="P3"/>
      <text:p text:style-name="P15">"q<text:span text:style-name="T12">RM</text:span>In"</text:p>
      <text:p text:style-name="P22">SELECT </text:p>
      <text:p text:style-name="P22">SUM( COALESCE ( "RMIn"."Debit", 0 ) ) AS "Total Debit", </text:p>
      <text:p text:style-name="P22">SUM( COALESCE ( "RMIn"."Pcs. IN", 0 ) ) AS "Total Pcs. In", </text:p>
      <text:p text:style-name="P22">"Raw Materials"."PID" FROM { oj "RMIn" right OUTER JOIN "Raw Materials" ON "RMIn"."RMID" = "Raw Materials"."PID" } </text:p>
      <text:p text:style-name="P22">GROUP BY "Raw Materials"."PID"</text:p>
      <text:p text:style-name="P4">;</text:p>
      <text:p text:style-name="P16"/>
      <text:p text:style-name="P17">"q<text:span text:style-name="T12">RM</text:span>Out"</text:p>
      <text:p text:style-name="P23">SELECT </text:p>
      <text:p text:style-name="P24">SUM( COALESCE ( "RMOut"."Finished Goods", 0 ) ) AS "Finished Goods", </text:p>
      <text:p text:style-name="P24">SUM( COALESCE ( "RMOut"."Waste", 0 ) ) AS "Waste", </text:p>
      <text:p text:style-name="P23">SUM( COALESCE ( "RMOut"."R &amp; D", 0 ) ) AS "R &amp; D", </text:p>
      <text:p text:style-name="P23">"Raw Materials"."PID" FROM { oj "RMOut" RIGHT OUTER JOIN "Raw Materials" ON "RMOut"."RMID" = "Raw Materials"."PID" } </text:p>
      <text:p text:style-name="P23">GROUP BY "Raw Materials"."PID"</text:p>
      <text:p text:style-name="P17">;</text:p>
      <text:p text:style-name="P17"/>
      <text:p text:style-name="P17">"<text:span text:style-name="T13">qRMDr"</text:span></text:p>
      <text:p text:style-name="P25">SELECT </text:p>
      <text:p text:style-name="P25">"Raw Materials"."PID", </text:p>
      <text:p text:style-name="P25">"Raw Materials"."Description", </text:p>
      <text:p text:style-name="P25">"qRMIn"."Total Debit" AS "Debit", </text:p>
      <text:p text:style-name="P25">"Raw Materials"."Pcs. per Cs.", </text:p>
      <text:p text:style-name="P25">"Raw Materials"."Inches per Unit",</text:p>
      <text:p text:style-name="P25">"Raw Materials"."Inches per Pc.",</text:p>
      <text:p text:style-name="P25"><text:soft-page-break/>"Raw Materials"."Inches per Pc." / "Raw Materials"."Inches per Unit" as "Units per Pc.",</text:p>
      <text:p text:style-name="P25">"qRMIn"."Total Pcs. In", </text:p>
      <text:p text:style-name="P25">"Finished Goods" + "Waste" + "R &amp; D" AS "Units Out", </text:p>
      <text:p text:style-name="P25">"qRMOut"."Finished Goods", </text:p>
      <text:p text:style-name="P25">"qRMOut"."Waste", </text:p>
      <text:p text:style-name="P25">"qRMOut"."R &amp; D" </text:p>
      <text:p text:style-name="P36">FROM "Raw Materials" "Raw Materials", "qRMIn" "qRMIn", "qRMOut" "qRMOut" </text:p>
      <text:p text:style-name="P36">WHERE "Raw Materials"."PID" = "qRMIn"."PID" </text:p>
      <text:p text:style-name="P25">AND "qRMOut"."PID" = "Raw Materials"."PID"</text:p>
      <text:p text:style-name="P20">;</text:p>
      <text:p text:style-name="P20"/>
      <text:p text:style-name="P20">"<text:span text:style-name="T16">qRMCr"</text:span></text:p>
      <text:p text:style-name="P26">SELECT </text:p>
      <text:p text:style-name="P26">"qRMDr"."PID", </text:p>
      <text:p text:style-name="P26">"Raw Materials"."SN ID", </text:p>
      <text:p text:style-name="P26">"qRMDr"."Description", </text:p>
      <text:p text:style-name="P26">"qRMDr"."Debit", </text:p>
      <text:p text:style-name="P27">"qRMDr"."Debit" / "qRMDr"."Total Pcs. In" AS "Cost per Pc.", </text:p>
      <text:p text:style-name="P28">"qRMDr"."Units per Pc." * "qRMDr"."Total Pcs. In" AS "Units In", </text:p>
      <text:p text:style-name="P28">"qRMDr"."Finished Goods", </text:p>
      <text:p text:style-name="P26">"qRMDr"."Waste", </text:p>
      <text:p text:style-name="P26">"qRMDr"."R &amp; D", </text:p>
      <text:p text:style-name="P26">"qRMDr"."Units Out" AS "Units Out" </text:p>
      <text:p text:style-name="P26">FROM "Raw Materials" "Raw Materials", "qRMDr" "qRMDr" </text:p>
      <text:p text:style-name="P26">WHERE "Raw Materials"."PID" = "qRMDr"."PID"</text:p>
      <text:p text:style-name="P26">;</text:p>
      <text:p text:style-name="P26"/>
      <text:p text:style-name="P26">"<text:span text:style-name="T21">qRMCpU"</text:span></text:p>
      <text:p text:style-name="P31">S<text:span text:style-name="T21">ELECT</text:span></text:p>
      <text:p text:style-name="P29">"qRMCr"."PID", </text:p>
      <text:p text:style-name="P29">"qRMCr"."SN ID", </text:p>
      <text:p text:style-name="P29">"qRMCr"."Description", </text:p>
      <text:p text:style-name="P29">"qRMCr"."Debit", </text:p>
      <text:p text:style-name="P29">"qRMCr"."Cost per Pc.", </text:p>
      <text:p text:style-name="P29">"qRMCr"."Debit" / "qRMCr"."Units In" AS "Cost per Unit",</text:p>
      <text:p text:style-name="P29">"qRMCr"."Units In",</text:p>
      <text:p text:style-name="P29">"qRMCr"."Units Out",</text:p>
      <text:p text:style-name="P29">"qRMCr"."Units In" - "qRMCr"."Units Out" as "Units OH",</text:p>
      <text:p text:style-name="P29">"qRMCr"."Total Pcs. In",</text:p>
      <text:p text:style-name="P29">"qRMCr"."Pcs. per Cs.",</text:p>
      <text:p text:style-name="P29">"qRMCr"."Units per Pc.",</text:p>
      <text:p text:style-name="P29">"qRMCr"."Pcs. per Cs." * "qRMCr"."Units per Pc." as "Units per Cs.",</text:p>
      <text:p text:style-name="P29">"qRMCr"."Inches per Unit",</text:p>
      <text:p text:style-name="P29">"qRMCr"."Finished Goods",</text:p>
      <text:p text:style-name="P29">"qRMCr"."Waste",</text:p>
      <text:p text:style-name="P29">"qRMCr"."R &amp; D"</text:p>
      <text:p text:style-name="P29">FROM "qRMCr"</text:p>
      <text:p text:style-name="P29">;</text:p>
      <text:p text:style-name="P29"/>
      <text:p text:style-name="P29"/>
      <text:p text:style-name="P29"/>
      <text:p text:style-name="P29">"<text:span text:style-name="T20">Raw Materials Inventory Sheet"</text:span></text:p>
      <text:p text:style-name="P30"><text:soft-page-break/>select</text:p>
      <text:p text:style-name="P30">"qRMCpU"."PID",</text:p>
      <text:p text:style-name="P30">"qRMCpU"."SN ID",</text:p>
      <text:p text:style-name="P30">"qRMCpU"."Description",</text:p>
      <text:p text:style-name="P30">"qRMCpU"."Debit",</text:p>
      <text:p text:style-name="P30">"qRMCpU"."Units Out" * "qRMCpU"."Cost per Unit" as "Credit",</text:p>
      <text:p text:style-name="P30">"qRMCpU"."Units In",</text:p>
      <text:p text:style-name="P30">"qRMCpU"."Units Out",</text:p>
      <text:p text:style-name="P30">"qRMCpU"."Units OH",</text:p>
      <text:p text:style-name="P30">"qRMCpU"."Cost per Unit",</text:p>
      <text:p text:style-name="P30">"qRMCpU"."Total Pcs. In",</text:p>
      <text:p text:style-name="P30">"qRMCpU"."Units per Pc.",</text:p>
      <text:p text:style-name="P30">"qRMCpU"."Units per Cs.",</text:p>
      <text:p text:style-name="P30">"qRMCpU"."Inches per Unit",</text:p>
      <text:p text:style-name="P30">"qRMCpU"."Cost per Pc.",</text:p>
      <text:p text:style-name="P30">"qRMCpU"."Finished Goods",</text:p>
      <text:p text:style-name="P30">"qRMCpU"."Waste",</text:p>
      <text:p text:style-name="P30">"qRMCpU"."R &amp; D"</text:p>
      <text:p text:style-name="P30">from "qRMCpU"</text:p>
      <text:p text:style-name="P29"/>
      <text:p text:style-name="P29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02:53:36.513307853</meta:creation-date>
    <dc:date>2018-04-11T15:01:11.693044082</dc:date>
    <meta:editing-duration>P1DT3H1M25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4" meta:paragraph-count="162" meta:word-count="671" meta:character-count="4793" meta:non-whitespace-character-count="4246"/>
  </office:meta>
</office:document-meta>
</file>